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6.3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>
            <text:p>Variable</text:p>
          </table:table-cell>
          <table:table-cell office:value-type="string">
            <text:p>N. </text:p>
          </table:table-cell>
          <table:table-cell office:value-type="string">
            <text:p>Categories/bin breaks</text:p>
          </table:table-cell>
          <table:table-cell office:value-type="string">
            <text:p>Comments</text:p>
          </table:table-cell>
        </table:table-row>
        <table:table-row table:style-name="ro2">
          <table:table-cell office:value-type="string">
            <text:p>Age/sex</text:p>
          </table:table-cell>
          <table:table-cell office:value-type="float" office:value="12">
            <text:p>12</text:p>
          </table:table-cell>
          <table:table-cell office:value-type="string">
            <text:p>(16,20] (20,25] (25,35] (35,55] (55,100]</text:p>
          </table:table-cell>
          <table:table-cell office:value-type="string">
            <text:p>Female and male categories, in employment (excludes full-time students)</text:p>
          </table:table-cell>
        </table:table-row>
        <table:table-row table:style-name="ro3">
          <table:table-cell office:value-type="string">
            <text:p>Mode</text:p>
          </table:table-cell>
          <table:table-cell office:value-type="float" office:value="11">
            <text:p>11</text:p>
          </table:table-cell>
          <table:table-cell table:style-name="ce1" office:value-type="string">
            <text:p>mfh <text:s text:c="6"/>metro <text:s text:c="4"/>train <text:s text:c="3"/><text:s/>bus <text:s text:c="6"/>moto <text:s text:c="5"/>car.d <text:s text:c="2"/><text:s text:c="2"/>car.p <text:s text:c="4"/>taxi <text:s text:c="5"/>cycle <text:s/><text:s text:c="3"/>walk <text:s text:c="5"/>other</text:p>
          </table:table-cell>
          <table:table-cell office:value-type="string">
            <text:p>“Main mode of travel to work” (no data on variability of mode choice)</text:p>
          </table:table-cell>
        </table:table-row>
        <table:table-row table:style-name="ro5">
          <table:table-cell office:value-type="string">
            <text:p>Distance</text:p>
          </table:table-cell>
          <table:table-cell office:value-type="float" office:value="8">
            <text:p>8</text:p>
          </table:table-cell>
          <table:table-cell table:style-name="ce1" office:value-type="string">
            <text:p>(0,2] (2,5] (5,10] (10,20] (20,30] (30,40] (40,60] (60,250]</text:p>
          </table:table-cell>
          <table:table-cell office:value-type="string">
            <text:p>Euclidean distance between respondents' home postcode and their main place of work (does not capture multiple work destinations)</text:p>
          </table:table-cell>
        </table:table-row>
        <table:table-row table:style-name="ro6">
          <table:table-cell office:value-type="string">
            <text:p>NS-SEC</text:p>
          </table:table-cell>
          <table:table-cell office:value-type="float" office:value="9">
            <text:p>9</text:p>
          </table:table-cell>
          <table:table-cell table:style-name="ce1" office:value-type="string">
            <text:p>NS-SEC 1.1, 1.2 2, 3, 4, 5, 6, 7 and other</text:p>
          </table:table-cell>
          <table:table-cell office:value-type="string">
            <text:p>These classes range from higher managerial (NS-SEC <text:s/>1) to routine occupations (NS-SEC 7) and are describe here: http://www.ons.gov.uk/ons/guide-method/classifications/current-standard-classifications/soc2010/soc2010-volume-3-ns-sec--rebased-on-soc2010--user-manual/index.html</text:p>
          </table:table-cell>
        </table:table-row>
        <table:table-row table:style-name="ro2" table:number-rows-repeated="104856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6-24T00:11:09</meta:creation-date>
    <dc:date>2013-06-24T23:38:29</dc:date>
    <dc:creator>robin </dc:creator>
    <meta:editing-duration>PT15H1M5S</meta:editing-duration>
    <meta:editing-cycles>3</meta:editing-cycles>
    <meta:generator>LibreOffice/3.5$Linux_X86_64 LibreOffice_project/350m1$Build-2</meta:generator>
    <meta:document-statistic meta:table-count="3" meta:cell-count="20" meta:object-count="0"/>
  </office:meta>
</office:document-meta>
</file>